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Batang" svg:font-family="Batang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맑은 고딕" svg:font-family="'맑은 고딕'" style:font-family-generic="system" style:font-pitch="variable"/>
  </office:font-face-decls>
  <office:automatic-styles>
    <style:style style:name="P1" style:family="paragraph" style:parent-style-name="Footer">
      <style:paragraph-properties fo:padding="0in" fo:border="none"/>
    </style:style>
    <style:style style:name="P2" style:family="paragraph" style:parent-style-name="Standard">
      <style:paragraph-properties fo:padding="0in" fo:border="none"/>
      <style:text-properties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fo:font-size="12pt" style:text-underline-style="none" officeooo:rsid="000fb094" officeooo:paragraph-rsid="001f908d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fo:font-size="12pt" style:text-underline-style="none" officeooo:rsid="001311b1" officeooo:paragraph-rsid="001f908d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text-line-through-style="none" style:text-line-through-type="none" fo:font-size="12pt" style:text-underline-style="none" fo:font-weight="normal" officeooo:rsid="000fb094" officeooo:paragraph-rsid="001f908d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fo:font-size="12pt" style:text-underline-style="none" fo:font-weight="normal" officeooo:rsid="001311b1" officeooo:paragraph-rsid="001f908d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fo:font-size="12pt" style:text-underline-style="solid" style:text-underline-width="auto" style:text-underline-color="font-color" fo:font-weight="bold" officeooo:rsid="001311b1" officeooo:paragraph-rsid="001f908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fo:font-size="12pt" style:text-underline-style="solid" style:text-underline-width="auto" style:text-underline-color="font-color" fo:font-weight="normal" officeooo:rsid="001311b1" officeooo:paragraph-rsid="001f908d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.5in" fo:margin-right="0in" fo:text-indent="0in" style:auto-text-indent="false"/>
      <style:text-properties fo:font-size="12pt" fo:font-style="normal" officeooo:rsid="001e177f" officeooo:paragraph-rsid="001e177f" style:font-size-asian="12pt" style:font-style-asian="normal" style:font-size-complex="12pt" style:font-style-complex="normal"/>
    </style:style>
    <style:style style:name="P10" style:family="paragraph" style:parent-style-name="Standard">
      <style:paragraph-properties fo:margin-left="0.5in" fo:margin-right="0in" fo:text-indent="0in" style:auto-text-indent="false"/>
      <style:text-properties fo:font-size="12pt" fo:font-style="normal" officeooo:rsid="001f908d" officeooo:paragraph-rsid="001f908d" style:font-size-asian="12pt" style:font-style-asian="normal" style:font-size-complex="12pt" style:font-style-complex="normal"/>
    </style:style>
    <style:style style:name="P11" style:family="paragraph" style:parent-style-name="Standard">
      <style:paragraph-properties fo:margin-left="0.5in" fo:margin-right="0in" fo:text-indent="0in" style:auto-text-indent="false"/>
      <style:text-properties fo:font-size="12pt" style:font-size-asian="12pt" style:font-size-complex="12pt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text-line-through-style="none" style:text-line-through-type="none" style:font-name="Times New Roman" fo:font-size="12pt" fo:font-style="normal" style:text-underline-style="none" fo:font-weight="normal" officeooo:rsid="001311b1" officeooo:paragraph-rsid="001f908d" style:font-name-asian="Batang" style:font-size-asian="12pt" style:language-asian="en" style:country-asian="US" style:font-style-asian="normal" style:font-weight-asian="normal" style:font-name-complex="Times New Roman1" style:font-size-complex="12pt" style:font-style-complex="normal" style:font-weight-complex="normal"/>
    </style:style>
    <style:style style:name="P13" style:family="paragraph" style:parent-style-name="Standard">
      <style:paragraph-properties fo:margin-left="0in" fo:margin-right="0in" fo:text-indent="0in" style:auto-text-indent="false"/>
      <style:text-properties fo:font-size="12pt" style:font-size-asian="12pt" style:font-size-complex="12pt"/>
    </style:style>
    <style:style style:name="P14" style:family="paragraph" style:parent-style-name="Standard">
      <style:paragraph-properties fo:margin-left="0in" fo:margin-right="0in" fo:text-indent="0in" style:auto-text-indent="false"/>
      <style:text-properties fo:font-size="12pt" officeooo:rsid="001e177f" officeooo:paragraph-rsid="001e177f" style:font-size-asian="12pt" style:font-size-complex="12pt"/>
    </style:style>
    <style:style style:name="P15" style:family="paragraph" style:parent-style-name="Standard">
      <style:paragraph-properties fo:margin-left="0in" fo:margin-right="0in" fo:text-indent="0in" style:auto-text-indent="false"/>
      <style:text-properties fo:font-size="12pt" officeooo:rsid="001decf0" officeooo:paragraph-rsid="001decf0" style:font-size-asian="12pt" style:font-size-complex="12pt"/>
    </style:style>
    <style:style style:name="P16" style:family="paragraph" style:parent-style-name="Standard">
      <style:paragraph-properties fo:margin-left="0in" fo:margin-right="0in" fo:text-indent="0in" style:auto-text-indent="false"/>
      <style:text-properties fo:font-size="12pt" fo:font-style="normal" officeooo:rsid="001e177f" officeooo:paragraph-rsid="001e177f" style:font-size-asian="12pt" style:font-style-asian="normal" style:font-size-complex="12pt" style:font-style-complex="normal"/>
    </style:style>
    <style:style style:name="P17" style:family="paragraph" style:parent-style-name="Standard">
      <style:paragraph-properties fo:margin-left="0in" fo:margin-right="0in" fo:text-indent="0in" style:auto-text-indent="false"/>
      <style:text-properties fo:font-size="12pt" fo:font-style="normal" officeooo:rsid="001d7ba5" officeooo:paragraph-rsid="001d7ba5" style:font-size-asian="12pt" style:font-style-asian="normal" style:font-size-complex="12pt" style:font-style-complex="normal"/>
    </style:style>
    <style:style style:name="P18" style:family="paragraph" style:parent-style-name="Standard" style:master-page-name="Standard">
      <style:paragraph-properties fo:text-align="center" style:justify-single-word="false" style:page-number="auto"/>
      <style:text-properties fo:font-size="12pt" fo:font-weight="bold" style:font-size-asian="12pt" style:font-weight-asian="bold" style:font-size-complex="12pt"/>
    </style:style>
    <style:style style:name="P19" style:family="paragraph" style:parent-style-name="Standard">
      <style:paragraph-properties fo:text-align="center" style:justify-single-word="false"/>
      <style:text-properties fo:font-size="12pt" fo:font-style="italic" fo:font-weight="bold" style:font-size-asian="12pt" style:font-style-asian="italic" style:font-weight-asian="bold" style:font-size-complex="12pt"/>
    </style:style>
    <style:style style:name="P20" style:family="paragraph" style:parent-style-name="Standard" style:list-style-name="WWNum1">
      <style:paragraph-properties fo:margin-left="0in" fo:margin-right="0in" fo:text-indent="-0.25in" style:auto-text-indent="false"/>
      <style:text-properties fo:font-size="12pt" fo:font-weight="bold" style:font-size-asian="12pt" style:font-weight-asian="bold" style:font-size-complex="12pt"/>
    </style:style>
    <style:style style:name="P21" style:family="paragraph" style:parent-style-name="Standard">
      <style:paragraph-properties fo:margin-left="0in" fo:margin-right="0in" fo:text-indent="0in" style:auto-text-indent="false"/>
      <style:text-properties fo:font-size="12pt" fo:font-style="normal" officeooo:rsid="001decf0" officeooo:paragraph-rsid="001decf0" style:font-size-asian="12pt" style:font-style-asian="normal" style:font-size-complex="12pt" style:font-style-complex="normal"/>
    </style:style>
    <style:style style:name="P22" style:family="paragraph" style:parent-style-name="Standard">
      <style:paragraph-properties fo:margin-left="0in" fo:margin-right="0in" fo:text-indent="0in" style:auto-text-indent="false"/>
      <style:text-properties fo:font-size="12pt" fo:font-style="normal" officeooo:rsid="001e177f" officeooo:paragraph-rsid="001decf0" style:font-size-asian="12pt" style:font-style-asian="normal" style:font-size-complex="12pt" style:font-style-complex="normal"/>
    </style:style>
    <style:style style:name="P23" style:family="paragraph" style:parent-style-name="Standard">
      <style:paragraph-properties fo:margin-left="0in" fo:margin-right="0in" fo:text-indent="0in" style:auto-text-indent="false"/>
      <style:text-properties fo:font-size="12pt" fo:font-style="normal" officeooo:rsid="001e177f" officeooo:paragraph-rsid="001e177f" style:font-size-asian="12pt" style:font-style-asian="normal" style:font-size-complex="12pt" style:font-style-complex="normal"/>
    </style:style>
    <style:style style:name="P24" style:family="paragraph" style:parent-style-name="Standard">
      <style:paragraph-properties fo:margin-left="0in" fo:margin-right="0in" fo:text-indent="0in" style:auto-text-indent="false"/>
      <style:text-properties fo:font-size="12pt" fo:font-style="normal" officeooo:rsid="001ff2f1" officeooo:paragraph-rsid="001ff2f1" style:font-size-asian="12pt" style:font-style-asian="normal" style:font-size-complex="12pt" style:font-style-complex="normal"/>
    </style:style>
    <style:style style:name="P25" style:family="paragraph" style:parent-style-name="Standard">
      <style:paragraph-properties fo:margin-left="0.5in" fo:margin-right="0in" fo:text-indent="0in" style:auto-text-indent="false"/>
      <style:text-properties fo:font-size="12pt" fo:font-style="normal" fo:font-weight="bold" officeooo:rsid="001f908d" officeooo:paragraph-rsid="001f908d" style:font-size-asian="12pt" style:font-style-asian="normal" style:font-weight-asian="bold" style:font-size-complex="12pt" style:font-style-complex="normal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e177f" style:font-style-asian="normal" style:font-style-complex="normal"/>
    </style:style>
    <style:style style:name="T3" style:family="text">
      <style:text-properties fo:font-style="italic" style:font-style-asian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officeooo:rsid="0014d882"/>
    </style:style>
    <style:style style:name="T6" style:family="text">
      <style:text-properties officeooo:rsid="00111543"/>
    </style:style>
    <style:style style:name="T7" style:family="text"/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in" fo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bookmark text:name="_GoBack"/>CS323 Assignment Documentation</text:p>
      <text:p text:style-name="P19">&lt;should consists of about 2-3 pages&gt;</text:p>
      <text:p text:style-name="P13"/>
      <text:list xml:id="list6304216593537700105" text:style-name="WWNum1">
        <text:list-item>
          <text:p text:style-name="P20">Problem Statement</text:p>
        </text:list-item>
      </text:list>
      <text:p text:style-name="P17">Construct a syntax analyzer using a Recursive-Decent Parser(RDP)</text:p>
      <text:p text:style-name="P13"/>
      <text:list xml:id="list171723710086908" text:continue-numbering="true" text:style-name="WWNum1">
        <text:list-item>
          <text:p text:style-name="P20">How to use your program </text:p>
        </text:list-item>
      </text:list>
      <text:p text:style-name="P15"><text:span text:style-name="T3">Parsley </text:span><text:span text:style-name="T1">is the name of the executable file. In order to run a lexical analysis and parse a file for syntax analysis according to the RAT16F language provide the file name as an argument in the command line when running </text:span><text:span text:style-name="T4">Parsley. </text:span><text:span text:style-name="T1">Proper format follows:</text:span></text:p>
      <text:p text:style-name="P21"/>
      <text:p text:style-name="P15"><text:span text:style-name="T1">./Parsley </text:span><text:span text:style-name="T4">yourfile.txt</text:span></text:p>
      <text:p text:style-name="P21"/>
      <text:p text:style-name="P15"><text:span text:style-name="T1">After execution </text:span><text:span text:style-name="T4">Parsley </text:span><text:span text:style-name="T1">will create a new file in the current directory </text:span><text:span text:style-name="T2">labeled:</text:span></text:p>
      <text:p text:style-name="P22"/>
      <text:p text:style-name="P14"><text:span text:style-name="T1">parser_</text:span><text:span text:style-name="T4">yourfile.txt</text:span></text:p>
      <text:p text:style-name="P16"/>
      <text:p text:style-name="P14"><text:span text:style-name="T1">This file will then contain all production rules utilized when parsing </text:span><text:span text:style-name="T4">yourfile.txt.</text:span></text:p>
      <text:p text:style-name="P13"/>
      <text:list xml:id="list171723739049429" text:continue-numbering="true" text:style-name="WWNum1">
        <text:list-item>
          <text:p text:style-name="P20">Design of your program</text:p>
        </text:list-item>
      </text:list>
      <text:p text:style-name="P16">I choose to go with the Recursive-Decent Parser for its simplicity. I also chose to utilize a dynamic 2D array to house the tokens and lexemes.</text:p>
      <text:p text:style-name="P9"/>
      <text:p text:style-name="P25">All on the production rules follow and have been modified for left recursion:</text:p>
      <text:p text:style-name="P25"/>
      <text:p text:style-name="P3">&lt;Rat16F&gt; <text:s/>::= <text:s/>$$ &lt;Opt Function Definitions&gt; <text:s text:c="2"/></text:p>
      <text:p text:style-name="P3"><text:s text:c="25"/>$$ <text:s/>&lt;Opt Declaration List&gt; &lt;Statement List&gt; <text:s/>$$ <text:s text:c="2"/></text:p>
      <text:p text:style-name="P3">&lt;Opt Function Definitions&gt; ::= &lt;Function Definitions&gt; | &lt;Empty&gt;</text:p>
      <text:p text:style-name="P3">&lt;Function Definitions&gt; <text:s/>::= &lt;Function&gt; | &lt;Function&gt; &lt;Function Definitions&gt; <text:s text:c="3"/></text:p>
      <text:p text:style-name="P3">&lt;Function&gt; ::= function <text:s/>&lt;Identifier&gt; [ &lt;Opt Parameter List&gt; ] &lt;Opt Declaration List&gt; <text:s/>&lt;Body&gt; </text:p>
      <text:p text:style-name="P3">&lt;Opt Parameter List&gt; ::= <text:s/>&lt;Parameter List&gt; <text:s text:c="2"/>| <text:s/>&lt;Empty&gt; </text:p>
      <text:p text:style-name="P3">&lt;Parameter List&gt; <text:s/>::= <text:s/>&lt;Parameter&gt; <text:s/>| &lt;Parameter&gt; , &lt;Parameter List&gt; </text:p>
      <text:p text:style-name="P3">&lt;Parameter&gt; ::= <text:s/>&lt;IDs &gt; : &lt;Qualifier&gt; <text:s/></text:p>
      <text:p text:style-name="P3">&lt;Qualifier&gt; ::= integer <text:s text:c="2"/>| <text:s/>boolean <text:s/>| <text:s/>real <text:s/></text:p>
      <text:p text:style-name="P3">&lt;Body&gt; <text:s/>::= <text:s/>{ <text:s/>&lt; Statement List&gt; <text:s/>} </text:p>
      <text:p text:style-name="P3">&lt;Opt Declaration List&gt; ::= &lt;Declaration List&gt; <text:s text:c="2"/>| &lt;Empty&gt; </text:p>
      <text:p text:style-name="P3">&lt;Declaration List&gt; <text:s/>:= &lt;Declaration&gt; ; <text:s/>| &lt;Declaration&gt; ; &lt;Declaration List&gt; </text:p>
      <text:p text:style-name="P3">&lt;Declaration&gt; ::= <text:s/>&lt;Qualifier &gt; &lt;IDs&gt; <text:s text:c="19"/></text:p>
      <text:p text:style-name="P3">&lt;IDs&gt; ::= <text:s/>&lt;Identifier&gt; | &lt;Identifier&gt;, &lt;IDs&gt; </text:p>
      <text:p text:style-name="P3">&lt;Statement List&gt; ::= <text:s/>&lt;Statement&gt; <text:s text:c="2"/>| &lt;Statement&gt; &lt;Statement List&gt; </text:p>
      <text:p text:style-name="P3">&lt;Statement&gt; ::= <text:s/>&lt;Compound&gt; | &lt;Assign&gt; | &lt;If&gt; | <text:s/>&lt;Return&gt; | &lt;Write&gt; | &lt;Read&gt; | &lt;While&gt; <text:s/></text:p>
      <text:p text:style-name="P3">&lt;Compound&gt; ::= { <text:s/>&lt;Statement List&gt; <text:s/>} <text:s/></text:p>
      <text:p text:style-name="P3">&lt;Assign&gt; ::= <text:s text:c="2"/>&lt;Identifier&gt; := &lt;Expression&gt; ; </text:p>
      <text:p text:style-name="P3">&lt;If&gt; ::= <text:s text:c="4"/>if <text:s/>( &lt;Condition&gt; <text:s/>) &lt;Statement&gt; endif <text:s text:c="3"/>| <text:s text:c="3"/></text:p>
      <text:p text:style-name="P3"><text:soft-page-break/><text:s text:c="18"/>if <text:s/>( &lt;Condition&gt; <text:s/>) &lt;Statement&gt; <text:s text:c="2"/>else &lt;Statement&gt; endif <text:s text:c="3"/></text:p>
      <text:p text:style-name="P3">&lt;Return&gt; ::= <text:s/>return ; | <text:s/>return &lt;Expression&gt; ; </text:p>
      <text:p text:style-name="P3">&lt;Write&gt; ::= <text:s text:c="2"/>print ( &lt;Expression&gt;); </text:p>
      <text:p text:style-name="P3">&lt;Read&gt; ::= <text:s text:c="3"/>read ( &lt;IDs&gt; ); </text:p>
      <text:p text:style-name="P3">&lt;While&gt; ::= while ( &lt;Condition&gt; <text:s/>) <text:s/>&lt;Statement&gt; <text:s/></text:p>
      <text:p text:style-name="P3">&lt;Condition&gt; ::= &lt;Expression&gt; &lt;Relop&gt; &lt;Expression&gt; </text:p>
      <text:p text:style-name="P3">&lt;Relop&gt; ::= <text:s text:c="2"/>= | <text:s/>/= <text:s/>| <text:s text:c="2"/>&gt; <text:s text:c="2"/>| &lt; <text:s text:c="2"/>| <text:s/>=&gt; <text:s text:c="2"/>| &lt;= <text:s text:c="12"/></text:p>
      <text:p text:style-name="P3">&lt;Factor&gt; ::= - &lt;Primary&gt; <text:s text:c="2"/>| &lt;Primary&gt; </text:p>
      <text:p text:style-name="P3">&lt;Primary&gt; ::= &lt;Identifier&gt; | &lt;Integer&gt; | &lt;Identifier&gt; [&lt;IDs&gt;] |</text:p>
      <text:p text:style-name="P3"><text:s text:c="23"/>( &lt;Expression&gt; ) | <text:s/>&lt;Real&gt; <text:s/>| true | false <text:s text:c="24"/></text:p>
      <text:p text:style-name="P3">&lt;Empty&gt; <text:s text:c="2"/>::= <text:span text:style-name="T6">epsilon</text:span></text:p>
      <text:p text:style-name="P3"/>
      <text:p text:style-name="P7">Left Recursive:</text:p>
      <text:p text:style-name="P3">&lt;Expression&gt; <text:s/>::= &lt;Expression&gt; + &lt;Term&gt; <text:s/>| &lt;Expression&gt; <text:s/>- &lt;Term&gt; <text:s/>| &lt;Term&gt; </text:p>
      <text:p text:style-name="P5"/>
      <text:p text:style-name="P5">&lt;Term&gt; <text:s text:c="3"/>::= <text:s/>&lt;Term&gt; * &lt;Factor&gt; <text:s/>| &lt;Term&gt; / &lt;Factor&gt; | <text:s/>&lt;Factor&gt; </text:p>
      <text:p text:style-name="P8"/>
      <text:p text:style-name="P7">Rewriting it without left recursion:</text:p>
      <text:p text:style-name="P4">&lt;Expression&gt; ::= &lt;Term&gt; &lt;Expression Prime&gt;</text:p>
      <text:p text:style-name="P4">&lt;Expression Prime&gt; ::= +&lt;Term&gt; &lt;Expression Prime&gt; | -&lt;Term&gt; &lt;Expression Prime&gt; <text:span text:style-name="T5">| epsilon</text:span></text:p>
      <text:p text:style-name="P8"/>
      <text:p text:style-name="P6">&lt;Term&gt; <text:s/>::= &lt;Factor&gt; &lt;Term Prime&gt;</text:p>
      <text:p text:style-name="P12">&lt;Term Prime&gt; ::= <text:s/>* &lt;Factor&gt; &lt;Term Prime&gt; | / Factor &lt;Term Prime&gt; | epsilon</text:p>
      <text:p text:style-name="P10"/>
      <text:p text:style-name="P13"/>
      <text:list xml:id="list171723674334593" text:continue-numbering="true" text:style-name="WWNum1">
        <text:list-item>
          <text:p text:style-name="P20">Any Limitation</text:p>
        </text:list-item>
      </text:list>
      <text:p text:style-name="P16">The only limitations for the program are that once an error is encountered the program does not recover and instead exits. </text:p>
      <text:p text:style-name="P13"/>
      <text:list xml:id="list171723559626583" text:continue-numbering="true" text:style-name="WWNum1">
        <text:list-item>
          <text:p text:style-name="P20">Any shortcomings</text:p>
        </text:list-item>
      </text:list>
      <text:p text:style-name="P24">I was not able to get the line number in the source program file, instead when an error occurs the line number refers the line number in the lexer file.</text:p>
      <text:p text:style-name="P13"/>
      <text:p text:style-name="P1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Batang" svg:font-family="Batang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  <style:font-face style:name="맑은 고딕" svg:font-family="'맑은 고딕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en" fo:country="US" style:letter-kerning="true" style:font-name-asian="맑은 고딕" style:font-size-asian="11pt" style:language-asian="ko" style:country-asian="KR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0pt" fo:language="en" fo:country="US" style:letter-kerning="true" style:font-name-asian="맑은 고딕" style:font-size-asian="11pt" style:language-asian="ko" style:country-asian="KR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0pt" style:font-name-asian="Batang" style:font-family-asian="Batang" style:font-family-generic-asian="system" style:font-pitch-asian="variable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Footer_20_Char" style:display-name="Footer Char" style:family="text" style:parent-style-name="Default_20_Paragraph_20_Font">
      <style:text-properties style:font-name="Times New Roman" fo:font-family="'Times New Roman'" style:font-family-generic="roman" style:font-pitch="variable" fo:font-size="10pt" style:font-name-asian="Batang" style:font-family-asian="Batang" style:font-family-generic-asian="system" style:font-pitch-asian="variable" style:font-size-asian="10pt" style:language-asian="en" style:country-asian="US" style:font-name-complex="Times New Roman1" style:font-family-complex="'Times New Roman'" style:font-family-generic-complex="system" style:font-pitch-complex="variable" style:font-size-complex="10pt"/>
    </style:style>
    <style:style style:name="page_20_number" style:display-name="page numbe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name-asian="Batang" style:font-family-asian="Batang" style:font-family-generic-asian="system" style:font-pitch-asian="variable" style:font-size-asian="9pt" style:language-asian="en" style:country-asian="US" style:font-name-complex="Segoe UI1" style:font-family-complex="'Segoe UI'" style:font-family-generic-complex="system" style:font-pitch-complex="variable" style:font-size-complex="9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="0in" fo:border="none"/>
    </style:style>
    <style:style style:name="MT1" style:family="text"/>
    <style:style style:name="M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center" style:horizontal-rel="page-content" fo:background-color="#ffffff" style:background-transparency="100%" draw:fill="solid" draw:fill-color="#ffffff" draw:opacity="0%" fo:padding="0in" fo:border="none"/>
    </style:style>
    <style:page-layout style:name="Mpm1">
      <style:page-layout-properties fo:page-width="8.5in" fo:page-height="11in" style:num-format="1" style:print-orientation="portrait" fo:margin-top="1in" fo:margin-bottom="0.5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footer>
        <text:p text:style-name="Footer"><draw:frame draw:style-name="Mfr1" draw:name="Frame1" text:anchor-type="paragraph" svg:y="0.0008in" draw:z-index="1"><draw:text-box fo:min-height="0.0161in" fo:min-width="0.0161in"><text:p text:style-name="MP1"><text:span text:style-name="page_20_number"><text:page-number text:select-page="current">2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</meta:initial-creator>
    <meta:editing-cycles>6</meta:editing-cycles>
    <meta:print-date>2015-09-02T18:10:00</meta:print-date>
    <meta:creation-date>2011-08-31T17:37:00</meta:creation-date>
    <dc:date>2016-11-06T17:17:22.879433820</dc:date>
    <meta:editing-duration>PT1H52M10S</meta:editing-duration>
    <meta:generator>LibreOffice/5.1.4.2$Linux_X86_64 LibreOffice_project/10m0$Build-2</meta:generator>
    <meta:document-statistic meta:table-count="0" meta:image-count="0" meta:object-count="0" meta:page-count="2" meta:paragraph-count="56" meta:word-count="496" meta:character-count="3326" meta:non-whitespace-character-count="2629"/>
    <meta:user-defined meta:name="AppVersion">15.0000</meta:user-defined>
    <meta:user-defined meta:name="Company">Sony Electronics, Inc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